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Segoe UI" svg:font-family="'Segoe UI'"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SectionHeadline">
      <style:text-properties fo:font-weight="normal" style:font-weight-asian="normal" style:font-weight-complex="normal"/>
    </style:style>
    <style:style style:name="P2" style:family="paragraph" style:parent-style-name="Text_20_body">
      <style:text-properties fo:color="#000000" fo:font-weight="normal" style:font-weight-asian="normal" style:font-weight-complex="normal"/>
    </style:style>
    <style:style style:name="P3" style:family="paragraph" style:parent-style-name="Text_20_body">
      <style:paragraph-properties fo:break-before="page"/>
    </style:style>
    <style:style style:name="P4" style:family="paragraph" style:parent-style-name="CodeBlock">
      <style:text-properties fo:color="#000000"/>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style="italic" style:text-underline-style="solid" style:text-underline-width="auto" style:text-underline-color="font-color" style:font-style-asian="italic" style:font-style-complex="italic"/>
    </style:style>
    <style:style style:name="T4" style:family="text">
      <style:text-properties fo:color="#000000" style:text-underline-style="solid" style:text-underline-width="auto" style:text-underline-color="font-color"/>
    </style:style>
    <style:style style:name="T5" style:family="text">
      <style:text-properties fo:color="#000000" style:text-underline-style="solid" style:text-underline-width="auto" style:text-underline-color="font-color" fo:font-weight="bold" style:font-weight-asian="bold" style:font-weight-complex="bold"/>
    </style:style>
    <style:style style:name="T6" style:family="text">
      <style:text-properties fo:color="#7f0055" fo:font-weight="bold" style:font-weight-asian="bold" style:font-weight-complex="bold"/>
    </style:style>
    <style:style style:name="T7" style:family="text">
      <style:text-properties fo:color="#0000c0"/>
    </style:style>
    <style:style style:name="T8" style:family="text">
      <style:text-properties fo:color="#646464"/>
    </style:style>
    <style:style style:name="T9" style:family="text">
      <style:text-properties fo:color="#646464" fo:font-weight="bold" style:font-weight-asian="bold" style:font-weight-complex="bold"/>
    </style:style>
    <style:style style:name="T10" style:family="text">
      <style:text-properties fo:color="#2a00ff" style:text-underline-style="solid" style:text-underline-width="auto" style:text-underline-color="font-color" fo:font-weight="bold" style:font-weight-asian="bold" style:font-weight-complex="bold"/>
    </style:style>
    <style:style style:name="T11"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ignature">MyUi Reference</text:p>
      <text:p text:style-name="Signature"/>
      <text:h text:style-name="Heading_20_1" text:outline-level="1">Introduction</text:h>
      <text:h text:style-name="Heading_20_1" text:outline-level="1">Core</text:h>
      <text:h text:style-name="Heading_20_2" text:outline-level="2">Presentation model structure</text:h>
      <text:h text:style-name="Heading_20_3" text:outline-level="3">Session</text:h>
      <text:p text:style-name="Text_20_body">All PM objects are always part of a PM tree. The root instance of the tree is an instance of <text:s/><text:span text:style-name="Source_20_Text">PmSession</text:span>.</text:p>
      <text:p text:style-name="Text_20_body"><text:span text:style-name="Source_20_Text">PmSession </text:span>defines some common behavior for its child objects:</text:p>
      <text:list xml:id="list40706906" text:style-name="L1">
        <text:list-item>
          <text:p text:style-name="P5">The language to be used for all items of the tree (see <text:span text:style-name="Source_20_Text">getPmLocale()</text:span>)</text:p>
        </text:list-item>
        <text:list-item>
          <text:p text:style-name="P5">Manages the undo/redo command list.</text:p>
        </text:list-item>
        <text:list-item>
          <text:p text:style-name="P5">Handles of <text:span text:style-name="Source_20_Text">PmMessage</text:span>s that are usually used to display errors, warnings and information messages to the user.</text:p>
        </text:list-item>
      </text:list>
      <text:p text:style-name="Text_20_body">The PM tree may contain more subsessions to define specific behavior for some UI areas.</text:p>
      <text:p text:style-name="Text_20_body">A typical candidate for a subsession is a dialog local validation logic: The validation warnings should be displayed only within the dialog. The rest of the application should not be influenced by the state of a not comitted dialog.</text:p>
      <text:h text:style-name="Heading_20_3" text:outline-level="3">Elements</text:h>
      <text:p text:style-name="Text_20_body"/>
      <text:h text:style-name="Heading_20_4" text:outline-level="4">Element identification method getPmKey()<office:annotation>
     <dc:creator>Olaf Böde</dc:creator>
     <dc:date>2010-06-11T09:41:30.14</dc:date>
     <text:p text:style-name="P8"><text:span text:style-name="T11">getPmId() wäre intuitiver...</text:span></text:p>
    </office:annotation></text:h>
      <text:p text:style-name="Text_20_body">PM elements may be identified using a domain specific key. This feature is useful for some scenarions that have to re-associate a domain object to a key that was passed by a UI request.</text:p>
      <text:p text:style-name="Text_20_body">Each <text:span text:style-name="Source_20_Text">PmElement</text:span> can implement the method <text:span text:style-name="Source_20_Text">getPmKey()</text:span> to provide a domain specific identifier.</text:p>
      <text:p text:style-name="Text_20_body"><text:span text:style-name="Source_20_Text">PmBean</text:span> elements by default use the 'id' attribute of the bean behind the PM (if it exists). The identifier attribute name used to provide the key may be specified using the annotation <text:span text:style-name="Source_20_Text">@PmBeanCfg(key="myKey")</text:span>.</text:p>
      <text:h text:style-name="Heading_20_3" text:outline-level="3">Attributes</text:h>
      <text:h text:style-name="Heading_20_3" text:outline-level="3">Commands</text:h>
      <text:h text:style-name="Heading_20_1" text:outline-level="1" text:is-list-header="true"/>
      <text:p text:style-name="P3"/>
      <text:h text:style-name="Heading_20_1" text:outline-level="1">Jsf</text:h>
      <text:h text:style-name="Heading_20_2" text:outline-level="2">Handling of commands in dynamic lists</text:h>
      <text:p text:style-name="TextSectionHeadline">The problem </text:p>
      <text:p text:style-name="Text_20_body">The server provides a list of elements. Each element has a command to display.</text:p>
      <text:p text:style-name="Text_20_body">If the user clicks on a command that is associated with the element at list position n, a request to the command of the n-th list element will be sent to the server.</text:p>
      <text:p text:style-name="Text_20_body">If the server now provides a modified list of elements (e.g. another user has modified the list), the command for the wrong list element may be called.</text:p>
      <text:p text:style-name="TextSectionHeadline">Approaches</text:p>
      <text:list xml:id="list40692635" text:style-name="L2">
        <text:list-item>
          <text:p text:style-name="P6">Use get-requests for list item commands.</text:p>
        </text:list-item>
        <text:list-item>
          <text:p text:style-name="P6">Add an element identifier to each command request.</text:p>
        </text:list-item>
      </text:list>
      <text:h text:style-name="Heading_20_3" text:outline-level="3">Use get requests</text:h>
      <text:p text:style-name="Text_20_body">This approach is useful for pure navigation commands that know about their navigation target at construction/initialization time.</text:p>
      <text:p text:style-name="Text_20_body">This feature is supported by the tag <text:span text:style-name="Source_20_Text">&lt;m:outputLink pm="#{myElem.cmdXyz}"/&gt;</text:span>.</text:p>
      <text:p text:style-name="TextSectionHeadline">Usage</text:p>
      <text:p text:style-name="Text_20_body">The <text:span text:style-name="Source_20_Text">m:outputLink</text:span> tag only calls the command method <text:span text:style-name="Source_20_Text">getNaviLink()</text:span>. </text:p>
      <text:p text:style-name="Text_20_body">The command method <text:span text:style-name="Source_20_Text">doIt()</text:span> will not be called!</text:p>
      <text:p text:style-name="Text_20_body">The following methods can be used to define the navigation link:</text:p>
      <text:list xml:id="list40689335" text:style-name="L3">
        <text:list-item>
          <text:p text:style-name="P7">Define it as command constructor argument.</text:p>
        </text:list-item>
        <text:list-item>
          <text:p text:style-name="P7">Defined it within the <text:span text:style-name="Source_20_Text">onPmInit()</text:span> method by calling <text:span text:style-name="Source_20_Text">setNaviLink(myLink)</text:span>.</text:p>
        </text:list-item>
      </text:list>
      <text:p text:style-name="Text_20_body"/>
      <text:p text:style-name="Text_20_body">The get request approach should be used if the information needed to create the link is only available after PM initialization.</text:p>
      <text:p text:style-name="TextSectionHeadline">Example code</text:p>
      <text:p text:style-name="P1">TODO:</text:p>
      <text:h text:style-name="Heading_20_3" text:outline-level="3">Add an element identifier to each command request</text:h>
      <text:p text:style-name="Text_20_body">This approch should be used when a command within a server-modified list has to invoke its <text:span text:style-name="Source_20_Text">doIt()</text:span> method.</text:p>
      <text:p text:style-name="TextSectionHeadline">Example scenario</text:p>
      <text:p text:style-name="Text_20_body">A list of users has to be displayed. Each row contains a 'delete' button.</text:p>
      <text:p text:style-name="Text_20_body">But the list of users may be changed by multiple users and the user list will be created for each reqeust. So, it is not ensured that a click on the button in row 9 will really delete the user that was displayed there...</text:p>
      <text:p text:style-name="TextSectionHeadline"><text:soft-page-break/>Approach</text:p>
      <text:p text:style-name="Text_20_body">The http request of the command includes a parameter that identifies the parent element of the command.</text:p>
      <text:p text:style-name="Text_20_body">The command uses this identifier to re-find the instance, the command should be applied on.</text:p>
      <text:p text:style-name="Text_20_body">This general approach is supported by the key-identification of <text:span text:style-name="Source_20_Text">PmElement</text:span>s. See <text:a xlink:type="simple" xlink:href="#2.1.2.1.Element identification method getPmKey()|outline"><text:s/>2.1.2.1 <text:s/>Element identification method getPmKey()</text:a> for more domain key identification details. </text:p>
      <text:p text:style-name="TextSectionHeadline">Usage Example</text:p>
      <text:p text:style-name="Text_20_body">The following code handles the server-modified user lists:</text:p>
      <text:p text:style-name="Text_20_body">A <text:span text:style-name="Source_20_Text">UserListItemPm</text:span> will be used to provide the PM for the items of the user list to display.</text:p>
      <text:p text:style-name="Text_20_body">The annotation attribute '<text:span text:style-name="Source_20_Text">key</text:span>' defines that the method <text:span text:style-name="Source_20_Text">User.getPk()</text:span> provides the key-identifier of the PM element.</text:p>
      <text:p text:style-name="CodeBlock"><text:span text:style-name="T9">@PmBeanCfg</text:span><text:span text:style-name="T2">(beanClass=User.</text:span><text:span text:style-name="T6">class</text:span><text:span text:style-name="T2">, </text:span><text:span text:style-name="T5">key=</text:span><text:span text:style-name="T10">"pk"</text:span><text:span text:style-name="T2">)</text:span></text:p>
      <text:p text:style-name="CodeBlock"><text:span text:style-name="T6">public</text:span><text:span text:style-name="T1"> </text:span><text:span text:style-name="T6">class</text:span><text:span text:style-name="T1"> UserListItemPm </text:span><text:span text:style-name="T6">extends</text:span><text:span text:style-name="T1"> PmBeanBase&lt;User&gt; {</text:span></text:p>
      <text:p text:style-name="P4"><text:s/>...</text:p>
      <text:p text:style-name="P2">The list view code presents the delete-action with a myui <text:span text:style-name="Source_20_Text">keyCommand</text:span> tag which sends the list item key back to the server.</text:p>
      <text:p text:style-name="CodeBlock"><text:span text:style-name="Source_20_Text">&lt;ma4j:keyCommandLinkFixId pm="#{userListItemPm.cmdDelUser}" /&gt;</text:span></text:p>
      <text:p text:style-name="Text_20_body">The delete command implentation uses the sent key to identify the correct user instance:</text:p>
      <text:p text:style-name="CodeBlock"><text:span text:style-name="T6">public</text:span><text:span text:style-name="T1"> </text:span><text:span text:style-name="T6">final</text:span><text:span text:style-name="T1"> PmCommand </text:span><text:span text:style-name="T7">cmdDelUser</text:span><text:span text:style-name="T1"> = </text:span><text:span text:style-name="T6">new</text:span><text:span text:style-name="T1"> PmCommandImpl(</text:span><text:span text:style-name="T6">this</text:span><text:span text:style-name="T1">) {</text:span></text:p>
      <text:p text:style-name="CodeBlock"><text:span text:style-name="T1"><text:s text:c="2"/></text:span><text:span text:style-name="T8">@Override</text:span><text:span text:style-name="T1"><text:tab/></text:span><text:span text:style-name="T6">protected</text:span><text:span text:style-name="T1"> </text:span><text:span text:style-name="T6">void</text:span><text:span text:style-name="T1"> doItImpl() {</text:span></text:p>
      <text:p text:style-name="CodeBlock"><text:span text:style-name="T1"><text:s text:c="4"/>Long userId = </text:span><text:span text:style-name="T4">PmJsfUtil.</text:span><text:span text:style-name="T3">readKeyLinkParamAsLong</text:span><text:span text:style-name="T4">()</text:span><text:span text:style-name="T1">;</text:span></text:p>
      <text:p text:style-name="P4"><text:s text:c="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Segoe UI" svg:font-family="'Segoe UI'"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SectionHeadline" style:family="paragraph" style:parent-style-name="Text_20_body" style:class="text">
      <style:text-properties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class="text">
      <style:paragraph-properties fo:margin-left="1cm" fo:margin-right="0cm" fo:text-indent="0cm" style:auto-text-indent="false"/>
      <style:text-properties style:font-name="Courier New" fo:font-size="10.5pt" style:font-size-asian="11pt" style:font-size-complex="11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fo:color="#000080" style:font-name="Courier New1" fo:font-size="11pt" style:font-name-asian="MS PGothic"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7H30M26S</meta:editing-duration>
    <meta:editing-cycles>27</meta:editing-cycles>
    <meta:generator>OpenOffice.org/3.2$Win32 OpenOffice.org_project/320m18$Build-9502</meta:generator>
    <dc:date>2010-09-28T20:59:00.18</dc:date>
    <dc:creator>Olaf Böde</dc:creator>
    <meta:document-statistic meta:table-count="0" meta:image-count="0" meta:object-count="0" meta:page-count="3" meta:paragraph-count="63" meta:word-count="679" meta:character-count="4241"/>
    <meta:user-defined meta:name="Info 1"/>
    <meta:user-defined meta:name="Info 2"/>
    <meta:user-defined meta:name="Info 3"/>
    <meta:user-defined meta:name="Info 4"/>
  </office:meta>
</office:document-meta>
</file>